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1bc4c" officeooo:paragraph-rsid="0021bc4c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1d1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omu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 <text:span text:style-name="T2">comune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0:19.730823652</dc:date>
    <meta:editing-duration>PT11M</meta:editing-duration>
    <meta:editing-cycles>9</meta:editing-cycles>
    <meta:document-statistic meta:table-count="2" meta:image-count="0" meta:object-count="0" meta:page-count="1" meta:paragraph-count="36" meta:word-count="52" meta:character-count="345" meta:non-whitespace-character-count="329"/>
  </office:meta>
</office:document-meta>
</file>